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First Article SotA</text:title></text:p>
      <text:p text:style-name="OrgTitle"/>
      <text:p text:style-name="OrgSubtitle"><text:initial-creator>Maxime Gaid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053540">1. Name matching method using topology merging and splitting history for exchange of feature-based CAD models</text:a></text:p>
          <text:p text:style-name="Contents_20_2"><text:a xlink:type="simple" xlink:href="#org14d7038">1.1. keywords</text:a></text:p>
          <text:p text:style-name="Contents_20_2"><text:a xlink:type="simple" xlink:href="#org0bb9b19">1.2. Contribution</text:a></text:p>
          <text:p text:style-name="Contents_20_1"><text:a xlink:type="simple" xlink:href="#orge01d2eb">2. Tracking topological changes in parametric models</text:a></text:p>
          <text:p text:style-name="Contents_20_2"><text:a xlink:type="simple" xlink:href="#orgc217c55">2.1. keywords</text:a></text:p>
          <text:p text:style-name="Contents_20_2"><text:a xlink:type="simple" xlink:href="#org9fe18f5">2.2. Contribution</text:a></text:p>
          <text:p text:style-name="Contents_20_1"><text:a xlink:type="simple" xlink:href="#orgc1f003d">3. Generic computation of bulletin boards into geometric kernels</text:a></text:p>
          <text:p text:style-name="Contents_20_2"><text:a xlink:type="simple" xlink:href="#orgde225cb">3.1. keywords</text:a></text:p>
          <text:p text:style-name="Contents_20_2"><text:a xlink:type="simple" xlink:href="#orge47e0fb">3.2. Contribution</text:a></text:p>
          <text:p text:style-name="Contents_20_1"><text:a xlink:type="simple" xlink:href="#orgf6aab6b">4. Push-Pull direct modeling of solid CAD models</text:a></text:p>
          <text:p text:style-name="Contents_20_2"><text:a xlink:type="simple" xlink:href="#orgc48c665">4.1. keywords</text:a></text:p>
          <text:p text:style-name="Contents_20_2"><text:a xlink:type="simple" xlink:href="#orgf1e8f3d">4.2. Contribution</text:a></text:p>
          <text:p text:style-name="Contents_20_1"><text:a xlink:type="simple" xlink:href="#orgd9e7b21">5. Using virtual topology operations to generate analysis topology.</text:a></text:p>
          <text:p text:style-name="Contents_20_2"><text:a xlink:type="simple" xlink:href="#org4102e12">5.1. keywords</text:a></text:p>
          <text:p text:style-name="Contents_20_2"><text:a xlink:type="simple" xlink:href="#org350878f">5.2. Contribution</text:a></text:p>
        </text:index-body>
      </text:table-of-conten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">
                <text:p text:style-name="OrgTableHeadingRight"/>
              </table:table-cell>
              <table:table-cell table:style-name="OrgTblCellT">
                <text:p text:style-name="OrgTableHeadingLeft">title</text:p>
              </table:table-cell>
              <table:table-cell table:style-name="OrgTblCellT">
                <text:p text:style-name="OrgTableHeadingLeft">first author</text:p>
              </table:table-cell>
              <table:table-cell table:style-name="OrgTblCellT">
                <text:p text:style-name="OrgTableHeadingRight">year</text:p>
              </table:table-cell>
            </table:table-row>
            <table:table-row>
              <table:table-cell table:style-name="OrgTblCellB">
                <text:p text:style-name="OrgTableHeadingRigh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Righ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Topological models for boundary representation: a comparison with n-dimensional generalized maps</text:p>
              </table:table-cell>
              <table:table-cell table:style-name="OrgTblCellT">
                <text:p text:style-name="OrgTableContentsLeft">Lienhardt</text:p>
              </table:table-cell>
              <table:table-cell table:style-name="OrgTblCellT">
                <text:p text:style-name="OrgTableContentsRight">1991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N-dimensional generalized combinatorial maps and cellular quasi-manifolds</text:p>
              </table:table-cell>
              <table:table-cell table:style-name="OrgTblCell">
                <text:p text:style-name="OrgTableContentsLeft">Lienhardt</text:p>
              </table:table-cell>
              <table:table-cell table:style-name="OrgTblCell">
                <text:p text:style-name="OrgTableContentsRight">1994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Identification of topological entities and naming mapping for parametric cad model exchange</text:p>
              </table:table-cell>
              <table:table-cell table:style-name="OrgTblCell">
                <text:p text:style-name="OrgTableContentsLeft">Mun</text:p>
              </table:table-cell>
              <table:table-cell table:style-name="OrgTblCell">
                <text:p text:style-name="OrgTableContentsRight">2005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Generic computation of bulletin boards into geometric kernels</text:p>
              </table:table-cell>
              <table:table-cell table:style-name="OrgTblCell">
                <text:p text:style-name="OrgTableContentsLeft">Baba-Ali</text:p>
              </table:table-cell>
              <table:table-cell table:style-name="OrgTblCell">
                <text:p text:style-name="OrgTableContentsRight">2007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Tracking topological changes in parametric models</text:p>
              </table:table-cell>
              <table:table-cell table:style-name="OrgTblCell">
                <text:p text:style-name="OrgTableContentsLeft">Van der Meiden</text:p>
              </table:table-cell>
              <table:table-cell table:style-name="OrgTblCell">
                <text:p text:style-name="OrgTableContentsRight">2010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Name matching method using topology merging and splitting history for exchange of feature-based CAD models</text:p>
              </table:table-cell>
              <table:table-cell table:style-name="OrgTblCell">
                <text:p text:style-name="OrgTableContentsLeft">SU Cheon</text:p>
              </table:table-cell>
              <table:table-cell table:style-name="OrgTblCell">
                <text:p text:style-name="OrgTableContentsRight">2012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Graph transformation library for topology-based geometric modeling</text:p>
              </table:table-cell>
              <table:table-cell table:style-name="OrgTblCell">
                <text:p text:style-name="OrgTableContentsLeft">Belhaouari</text:p>
              </table:table-cell>
              <table:table-cell table:style-name="OrgTblCell">
                <text:p text:style-name="OrgTableContentsRight">2014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Using virtual topology operations to generate analysis topology.</text:p>
              </table:table-cell>
              <table:table-cell table:style-name="OrgTblCell">
                <text:p text:style-name="OrgTableContentsLeft">CM Tierney</text:p>
              </table:table-cell>
              <table:table-cell table:style-name="OrgTblCell">
                <text:p text:style-name="OrgTableContentsRight">2017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ersistent naming based on graph transformation rules to reevaluate parametric specification</text:p>
              </table:table-cell>
              <table:table-cell table:style-name="OrgTblCell">
                <text:p text:style-name="OrgTableContentsLeft">Cardot</text:p>
              </table:table-cell>
              <table:table-cell table:style-name="OrgTblCell">
                <text:p text:style-name="OrgTableContentsRight">2019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ush-Pull Direct Modeling of Solid CAD Models</text:p>
              </table:table-cell>
              <table:table-cell table:style-name="OrgTblCell">
                <text:p text:style-name="OrgTableContentsLeft">Qiang Zou</text:p>
              </table:table-cell>
              <table:table-cell table:style-name="OrgTblCell">
                <text:p text:style-name="OrgTableContentsRight">2019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Assembly Solving for Neutral Re-Imported Product Models</text:p>
              </table:table-cell>
              <table:table-cell table:style-name="OrgTblCell">
                <text:p text:style-name="OrgTableContentsLeft">Jauhar</text:p>
              </table:table-cell>
              <table:table-cell table:style-name="OrgTblCell">
                <text:p text:style-name="OrgTableContentsRight">2020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Transparent Parallelization of Enrichment Operations in Geometric Modeling</text:p>
              </table:table-cell>
              <table:table-cell table:style-name="OrgTblCell">
                <text:p text:style-name="OrgTableContentsLeft">Bourquat</text:p>
              </table:table-cell>
              <table:table-cell table:style-name="OrgTblCell">
                <text:p text:style-name="OrgTableContentsRight">202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ComplexGen: CAD reconstruction by B-rep chain complex generation</text:p>
              </table:table-cell>
              <table:table-cell table:style-name="OrgTblCell">
                <text:p text:style-name="OrgTableContentsLeft">H. Guo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3D convolutional neural network for machining feature recognition with gradient-based visual explanations from 3D CAD models</text:p>
              </table:table-cell>
              <table:table-cell table:style-name="OrgTblCell">
                <text:p text:style-name="OrgTableContentsLeft">J.Lee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Inferring topological operations on generalized maps: Application to subdivision schemes</text:p>
              </table:table-cell>
              <table:table-cell table:style-name="OrgTblCell">
                <text:p text:style-name="OrgTableContentsLeft">Pascual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">
                <text:p text:style-name="OrgTableContentsRight">20</text:p>
              </table:table-cell>
              <table:table-cell table:style-name="OrgTblCell">
                <text:p text:style-name="OrgTableContentsLeft">Towards computing complete parameter ranges in parametric modeling</text:p>
              </table:table-cell>
              <table:table-cell table:style-name="OrgTblCell">
                <text:p text:style-name="OrgTableContentsLeft">Tang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">
                <text:p text:style-name="OrgTableContentsRight">21</text:p>
              </table:table-cell>
              <table:table-cell table:style-name="OrgTblCell">
                <text:p text:style-name="OrgTableContentsLeft">Differentiable 3d cad programs for bidirectional editing</text:p>
              </table:table-cell>
              <table:table-cell table:style-name="OrgTblCell">
                <text:p text:style-name="OrgTableContentsLeft">Cascaval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">
                <text:p text:style-name="OrgTableContentsRight">23</text:p>
              </table:table-cell>
              <table:table-cell table:style-name="OrgTblCell">
                <text:p text:style-name="OrgTableContentsLeft">A robust direct modeling method for quadric B-rep models based on geometry-topology inconsistency tracking</text:p>
              </table:table-cell>
              <table:table-cell table:style-name="OrgTblCell">
                <text:p text:style-name="OrgTableContentsLeft">Qiang Zou</text:p>
              </table:table-cell>
              <table:table-cell table:style-name="OrgTblCell">
                <text:p text:style-name="OrgTableContentsRight">2022</text:p>
              </table:table-cell>
            </table:table-row>
            <table:table-row>
              <table:table-cell table:style-name="OrgTblCellB">
                <text:p text:style-name="OrgTableContentsRight">24</text:p>
              </table:table-cell>
              <table:table-cell table:style-name="OrgTblCellB">
                <text:p text:style-name="OrgTableContentsLeft">Variational Direct Modeling: A framework towards integration of parametric modeling and direct modeling in CAD</text:p>
              </table:table-cell>
              <table:table-cell table:style-name="OrgTblCellB">
                <text:p text:style-name="OrgTableContentsLeft">Qiang Zou</text:p>
              </table:table-cell>
              <table:table-cell table:style-name="OrgTblCellB">
                <text:p text:style-name="OrgTableContentsRight">2023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1053540"/>
<text:bookmark text:name="org1053540"/>Name matching method using topology merging and splitting history for exchange of feature-based CAD models
<text:bookmark-end text:name="OrgXref.org1053540"/></text:h>
      <text:h text:style-name="Heading_20_2" text:outline-level="2" text:is-list-header="false">
<text:bookmark-start text:name="OrgXref.org14d7038"/>
<text:bookmark text:name="org14d7038"/>keywords
<text:bookmark-end text:name="OrgXref.org14d7038"/></text:h>
      <text:list text:style-name="OrgBulletedList" text:continue-numbering="false">
        <text:list-item>
          <text:p text:style-name="Text_20_body">Feature-based CAD model exchange
</text:p>
        </text:list-item>
        <text:list-item>
          <text:p text:style-name="Text_20_body">Name matching
</text:p>
        </text:list-item>
        <text:list-item>
          <text:p text:style-name="Text_20_body">Persistent naming
</text:p>
        </text:list-item>
        <text:list-item>
          <text:p text:style-name="Text_20_body">Topology merging and splitting history
</text:p>
        </text:list-item>
      </text:list>
      <text:h text:style-name="Heading_20_2" text:outline-level="2" text:is-list-header="false">
<text:bookmark-start text:name="OrgXref.org0bb9b19"/>
<text:bookmark text:name="org0bb9b19"/>Contribution
<text:bookmark-end text:name="OrgXref.org0bb9b19"/></text:h>
      <text:p text:style-name="Text_20_body">“The proposed name matching method is based on the local matching technique using topology merging and splitting history.”
</text:p>
      <text:h text:style-name="Heading_20_1" text:outline-level="1" text:is-list-header="false">
<text:bookmark-start text:name="OrgXref.orge01d2eb"/>
<text:bookmark text:name="orge01d2eb"/>Tracking topological changes in parametric models
<text:bookmark-end text:name="OrgXref.orge01d2eb"/></text:h>
      <text:h text:style-name="Heading_20_2" text:outline-level="2" text:is-list-header="false">
<text:bookmark-start text:name="OrgXref.orgc217c55"/>
<text:bookmark text:name="orgc217c55"/>keywords
<text:bookmark-end text:name="OrgXref.orgc217c55"/></text:h>
      <text:list text:style-name="OrgBulletedList" text:continue-numbering="false">
        <text:list-item>
          <text:p text:style-name="Text_20_body">CAD
</text:p>
        </text:list-item>
        <text:list-item>
          <text:p text:style-name="Text_20_body">Parametric modelling
</text:p>
        </text:list-item>
        <text:list-item>
          <text:p text:style-name="Text_20_body">Families of objects
</text:p>
        </text:list-item>
        <text:list-item>
          <text:p text:style-name="Text_20_body">Topology
</text:p>
        </text:list-item>
        <text:list-item>
          <text:p text:style-name="Text_20_body">Constraint solving
</text:p>
        </text:list-item>
      </text:list>
      <text:h text:style-name="Heading_20_2" text:outline-level="2" text:is-list-header="false">
<text:bookmark-start text:name="OrgXref.org9fe18f5"/>
<text:bookmark text:name="org9fe18f5"/>Contribution
<text:bookmark-end text:name="OrgXref.org9fe18f5"/></text:h>
      <text:p text:style-name="Text_20_body">System of constraints + algorithm to track topological changes.
</text:p>
      <text:h text:style-name="Heading_20_1" text:outline-level="1" text:is-list-header="false">
<text:bookmark-start text:name="OrgXref.orgc1f003d"/>
<text:bookmark text:name="orgc1f003d"/>Generic computation of bulletin boards into geometric kernels
<text:bookmark-end text:name="OrgXref.orgc1f003d"/></text:h>
      <text:h text:style-name="Heading_20_2" text:outline-level="2" text:is-list-header="false">
<text:bookmark-start text:name="OrgXref.orgde225cb"/>
<text:bookmark text:name="orgde225cb"/>keywords
<text:bookmark-end text:name="OrgXref.orgde225cb"/></text:h>
      <text:list text:style-name="OrgBulletedList" text:continue-numbering="false">
        <text:list-item>
          <text:p text:style-name="Text_20_body">Bulletin board
</text:p>
        </text:list-item>
        <text:list-item>
          <text:p text:style-name="Text_20_body">Topological entity modification
</text:p>
        </text:list-item>
        <text:list-item>
          <text:p text:style-name="Text_20_body">Event follow-up mechanisms
</text:p>
        </text:list-item>
        <text:list-item>
          <text:p text:style-name="Text_20_body">Generalized maps
</text:p>
        </text:list-item>
      </text:list>
      <text:h text:style-name="Heading_20_2" text:outline-level="2" text:is-list-header="false">
<text:bookmark-start text:name="OrgXref.orge47e0fb"/>
<text:bookmark text:name="orge47e0fb"/>Contribution
<text:bookmark-end text:name="OrgXref.orge47e0fb"/></text:h>
      <text:p text:style-name="Text_20_body">“[…] a generic model allowing a bulletin board to be generated during a constructive operation (i.e. sup- plied by the API of a geometric modeling system).”
</text:p>
      <text:h text:style-name="Heading_20_1" text:outline-level="1" text:is-list-header="false">
<text:bookmark-start text:name="OrgXref.orgf6aab6b"/>
<text:bookmark text:name="orgf6aab6b"/>Push-Pull direct modeling of solid CAD models
<text:bookmark-end text:name="OrgXref.orgf6aab6b"/></text:h>
      <text:h text:style-name="Heading_20_2" text:outline-level="2" text:is-list-header="false">
<text:bookmark-start text:name="OrgXref.orgc48c665"/>
<text:bookmark text:name="orgc48c665"/>keywords
<text:bookmark-end text:name="OrgXref.orgc48c665"/></text:h>
      <text:list text:style-name="OrgBulletedList" text:continue-numbering="false">
        <text:list-item>
          <text:p text:style-name="Text_20_body">Direct modeling
</text:p>
        </text:list-item>
        <text:list-item>
          <text:p text:style-name="Text_20_body">Push-pull
</text:p>
        </text:list-item>
        <text:list-item>
          <text:p text:style-name="Text_20_body">Solid modeling
</text:p>
        </text:list-item>
        <text:list-item>
          <text:p text:style-name="Text_20_body">Validity
</text:p>
        </text:list-item>
        <text:list-item>
          <text:p text:style-name="Text_20_body">Continuity
</text:p>
        </text:list-item>
      </text:list>
      <text:h text:style-name="Heading_20_2" text:outline-level="2" text:is-list-header="false">
<text:bookmark-start text:name="OrgXref.orgf1e8f3d"/>
<text:bookmark text:name="orgf1e8f3d"/>Contribution
<text:bookmark-end text:name="OrgXref.orgf1e8f3d"/></text:h>
      <text:p text:style-name="Text_20_body">“[…] it has been discovered that a robust method for push-pull direct modeling to consistently attain valid modeling results and continuous shape changes has not been reached yet.”
</text:p>
      <text:h text:style-name="Heading_20_1" text:outline-level="1" text:is-list-header="false">
<text:bookmark-start text:name="OrgXref.orgd9e7b21"/>
<text:bookmark text:name="orgd9e7b21"/>Using virtual topology operations to generate analysis topology.
<text:bookmark-end text:name="OrgXref.orgd9e7b21"/></text:h>
      <text:h text:style-name="Heading_20_2" text:outline-level="2" text:is-list-header="false">
<text:bookmark-start text:name="OrgXref.org4102e12"/>
<text:bookmark text:name="org4102e12"/>keywords
<text:bookmark-end text:name="OrgXref.org4102e12"/></text:h>
      <text:list text:style-name="OrgBulletedList" text:continue-numbering="false">
        <text:list-item>
          <text:p text:style-name="Text_20_body">Virtual Topology
</text:p>
        </text:list-item>
        <text:list-item>
          <text:p text:style-name="Text_20_body">Clean-Up
</text:p>
        </text:list-item>
        <text:list-item>
          <text:p text:style-name="Text_20_body">Decomposition
</text:p>
        </text:list-item>
        <text:list-item>
          <text:p text:style-name="Text_20_body">Hex meshing schemes
</text:p>
        </text:list-item>
      </text:list>
      <text:h text:style-name="Heading_20_2" text:outline-level="2" text:is-list-header="false">
<text:bookmark-start text:name="OrgXref.org350878f"/>
<text:bookmark text:name="org350878f"/>Contribution
<text:bookmark-end text:name="OrgXref.org350878f"/></text:h>
      <text:p text:style-name="Text_20_body">“Description of the topological queries required to generate the analysis topology are provided for each virtual merge or split operation. Managing the virtual and topological dependencies help maintain a valid topological description […]”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xime Gaide</dc:creator>
    <meta:initial-creator>Maxime Gaide</meta:initial-creator>
    <dc:date>2023-03-20T12:46:18</dc:date>
    <meta:creation-date>2023-03-20T12:46:18</meta:creation-date>
    <meta:generator>Emacs 28.2 (Org mode 9.6.1)</meta:generator>
    <meta:keyword/>
    <dc:subject/>
    <dc:title>First Article SotA</dc:title>
  </office:meta>
</office:document-meta>
</file>